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text-properties style:font-name="DejaVu Sans Mono" fo:font-size="12pt" fo:font-weight="bold" style:font-name-asian="DejaVu Sans Mono" style:font-size-asian="12pt" style:font-weight-asian="bold" style:font-size-complex="12pt" style:font-weight-complex="bold"/>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bold" style:font-name-asian="DejaVu Sans Mono" style:font-size-asian="10pt" style:font-weight-asian="bold" style:font-size-complex="10pt" style:font-weight-complex="bold"/>
    </style:style>
    <style:style style:name="P13" style:family="paragraph" style:parent-style-name="Standard" style:list-style-name="L8"/>
    <style:style style:name="P14" style:family="paragraph" style:parent-style-name="Standard" style:list-style-name="L8">
      <style:text-properties style:font-name="DejaVu Sans Mono" fo:font-size="10pt" style:font-name-asian="DejaVu Sans Mono" style:font-size-asian="10pt" style:font-size-complex="10pt"/>
    </style:style>
    <style:style style:name="P15" style:family="paragraph" style:parent-style-name="Standard" style:list-style-name="L9">
      <style:text-properties style:font-name="DejaVu Sans Mono" fo:font-size="10pt" style:font-name-asian="DejaVu Sans Mono" style:font-size-asian="10pt" style:font-size-complex="10pt"/>
    </style:style>
    <style:style style:name="P16" style:family="paragraph" style:parent-style-name="Standard" style:list-style-name="L10">
      <style:text-properties style:font-name="DejaVu Sans Mono" fo:font-size="10pt" style:font-name-asian="DejaVu Sans Mono" style:font-size-asian="10pt" style:font-size-complex="10pt"/>
    </style:style>
    <style:style style:name="P17" style:family="paragraph" style:parent-style-name="Standard" style:list-style-name="L11">
      <style:text-properties style:font-name="DejaVu Sans Mono" fo:font-size="10pt" style:font-name-asian="DejaVu Sans Mono" style:font-size-asian="10pt" style:font-size-complex="10pt"/>
    </style:style>
    <style:style style:name="P18" style:family="paragraph" style:parent-style-name="Standard" style:list-style-name="L12">
      <style:text-properties style:font-name="DejaVu Sans Mono" fo:font-size="10pt" style:font-name-asian="DejaVu Sans Mono" style:font-size-asian="10pt" style:font-size-complex="10pt"/>
    </style:style>
    <style:style style:name="P19" style:family="paragraph" style:parent-style-name="Standard" style:list-style-name="L13">
      <style:text-properties style:font-name="DejaVu Sans Mono" fo:font-size="10pt" style:font-name-asian="DejaVu Sans Mono" style:font-size-asian="10pt" style:font-size-complex="10pt"/>
    </style:style>
    <style:style style:name="P20" style:family="paragraph" style:parent-style-name="Standard" style:list-style-name="L14">
      <style:text-properties style:font-name="DejaVu Sans Mono" fo:font-size="10pt" style:font-name-asian="DejaVu Sans Mono" style:font-size-asian="10pt" style:font-size-complex="10pt"/>
    </style:style>
    <style:style style:name="P21" style:family="paragraph" style:parent-style-name="Standard">
      <style:paragraph-properties fo:break-before="page"/>
      <style:text-properties style:font-name="DejaVu Sans Mono" fo:font-size="12pt" fo:font-weight="bold" style:font-name-asian="DejaVu Sans Mono" style:font-size-asian="12pt" style:font-weight-asian="bold" style:font-size-complex="12pt" style:font-weight-complex="bold"/>
    </style:style>
    <style:style style:name="P22" style:family="paragraph" style:parent-style-name="Text_20_body">
      <style:text-properties style:font-name="DejaVu Sans Mono" fo:font-size="10pt" style:font-name-asian="DejaVu Sans Mono" style:font-size-asian="10pt" style:font-size-complex="10pt"/>
    </style:style>
    <style:style style:name="P23" style:family="paragraph" style:parent-style-name="Standard" style:list-style-name="L15">
      <style:text-properties style:font-name="DejaVu Sans Mono" fo:font-size="10pt" style:font-name-asian="DejaVu Sans Mono" style:font-size-asian="10pt" style:font-size-complex="10pt"/>
    </style:style>
    <style:style style:name="P24" style:family="paragraph" style:parent-style-name="Standard" style:list-style-name="L16">
      <style:text-properties style:font-name="DejaVu Sans Mono" fo:font-size="10pt" style:font-name-asian="DejaVu Sans Mono" style:font-size-asian="10pt" style:font-size-complex="10pt"/>
    </style:style>
    <style:style style:name="P25" style:family="paragraph" style:parent-style-name="Standard">
      <style:text-properties style:font-name="DejaVu Sans Mono" fo:font-size="13pt" fo:font-weight="bold" style:font-name-asian="DejaVu Sans Mono" style:font-size-asian="13pt" style:font-weight-asian="bold" style:font-size-complex="13pt" style:font-weight-complex="bold"/>
    </style:style>
    <style:style style:name="P26"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27"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 fo:font-size="10pt" style:font-name-asian="DejaVu Sans Mono" style:font-size-asian="10pt" style:font-name-complex="Times-Roman" style:font-size-complex="10pt"/>
    </style:style>
    <style:style style:name="T4" style:family="text">
      <style:text-properties style:font-name="DejaVu Sans Mono" fo:font-size="10pt" style:font-name-asian="DejaVu Sans Mono" style:font-size-asian="10pt" style:font-size-complex="10pt"/>
    </style:style>
    <style:style style:name="T5" style:family="text">
      <style:text-properties fo:color="#ffffff"/>
    </style:style>
    <style:style style:name="T6" style:family="text">
      <style:text-properties style:font-name="DejaVu Sans Mono" fo:font-size="10pt" style:font-name-asian="DejaVu Sans Mono" style:font-size-asian="10pt" style:font-size-complex="10pt"/>
    </style:style>
    <style:style style:name="T7" style:family="text">
      <style:text-properties fo:color="#ffffff" style:font-name="DejaVu Sans Mono" fo:font-size="10pt" style:font-name-asian="DejaVu Sans Mono" style:font-size-asian="10pt" style:font-size-complex="10pt"/>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3">RSTP(Rapid Spanning Tree Protocol)</text:p>
      <text:p text:style-name="P2"/>
      <text:p text:style-name="P2">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2"><text:tab/>A. 桥优先级;</text:p>
      <text:p text:style-name="P2"><text:tab/>B. 桥上每一端口优先级;</text:p>
      <text:list text:style-name="L4">
        <text:list-header>
          <text:p text:style-name="P7">C. 桥上每一端口路径开销;</text:p>
        </text:list-header>
      </text:list>
      <text:p text:style-name="P2"/>
      <text:p text:style-name="P2">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2"/>
      <text:p text:style-name="P2">Priority vector:</text:p>
      <text:p text:style-name="P2"><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2"><text:tab/></text:p>
      <text:p text:style-name="P2"><text:tab/>向量格式，类型：</text:p>
      <text:p text:style-name="P2"><text:tab/><text:tab/>port priority vector = {RB_ID, RPC, DB_ID, DP_ID, BP_ID} </text:p>
      <text:p text:style-name="P2"><text:tab/></text:p>
      <text:p text:style-name="P2"><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2"><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2"><text:span text:style-name="T1"><text:tab/><text:tab/><text:tab/><text:tab/><text:tab/><text:tab/><text:tab/><text:tab/><text:tab/>destinated priority vector</text:span></text:p>
      <text:p text:style-name="P2"><text:tab/>NB: </text:p>
      <text:p text:style-name="P2"><text:tab/><text:tab/>RB – RootBridge</text:p>
      <text:p text:style-name="P2"><text:tab/><text:tab/>RPC – RootPathCost</text:p>
      <text:p text:style-name="P2"><text:tab/><text:tab/>DB – DestinatedBridge</text:p>
      <text:p text:style-name="P2"><text:tab/><text:tab/>DP – DestinatedPort</text:p>
      <text:p text:style-name="P2"><text:tab/><text:tab/>BP – BridgePort</text:p>
      <text:p text:style-name="P2"/>
      <text:p text:style-name="P2"><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text:span text:style-name="T2">如果 destinated_prio_vector 高于 port_prio_vector, 则更新。</text:span></text:p>
        </text:list-item>
      </text:list>
      <text:p text:style-name="P2"/>
      <text:p text:style-name="P2">Port Role:</text:p>
      <text:list text:style-name="L8">
        <text:list-item>
          <text:p text:style-name="P13"><text:span text:style-name="T3">Root Port: non-RB，the source of the root priority vector is the Root Port;</text:span></text:p>
        </text:list-item>
        <text:list-item>
          <text:p text:style-name="P14">Destinated Port: port_prio_vector is destinated_prio_vector;</text:p>
        </text:list-item>
        <text:list-item>
          <text:p text:style-name="P13"><text:span text:style-name="T4">Alternate Port: </text:span><text:span text:style-name="T3"><text:s/>Each Port, other than the Root Port, whose port priority vector has been received from another Bridge;</text:span></text:p>
        </text:list-item>
        <text:list-item>
          <text:p text:style-name="P13"><text:span text:style-name="T3">Backup Port: <text:s/>Each Port that has a port priority vector that has been received from another Port on this Bridge is a Backup Port.</text:span></text:p>
        </text:list-item>
        <text:list-item>
          <text:p text:style-name="P14">Disabled Port: not operational or 被管理员禁止.</text:p>
        </text:list-item>
      </text:list>
      <text:p text:style-name="P2"/>
      <text:p text:style-name="P2"/>
      <text:p text:style-name="P2"/>
      <text:p text:style-name="P2">Port States:</text:p>
      <text:list text:style-name="L9">
        <text:list-item>
          <text:p text:style-name="P15">forwarding</text:p>
        </text:list-item>
        <text:list-item>
          <text:p text:style-name="P15">learning</text:p>
        </text:list-item>
      </text:list>
      <text:p text:style-name="P2">NB: In a stable network, Root Ports and Destinated Ports are Forwarding, while Alternate, Backup, and Disabled Ports are Discarding.</text:p>
      <text:p text:style-name="P2"/>
      <text:p text:style-name="P2">名词:</text:p>
      <text:list text:style-name="L10">
        <text:list-item>
          <text:p text:style-name="P16">Root Bridge(RB): 网络中有着最好(最小)ID的桥；</text:p>
        </text:list-item>
        <text:list-item>
          <text:p text:style-name="P16">Root Path Cost: 到达RB的最小开销；</text:p>
        </text:list-item>
        <text:list-item>
          <text:p text:style-name="P16">Root Port(RP): 桥上连接到RB路径开销最小的端口；</text:p>
        </text:list-item>
        <text:list-item>
          <text:p text:style-name="P16">Destinated Bridge(DB): LAN上，有着最小路径开销的桥</text:p>
        </text:list-item>
        <text:list-item>
          <text:p text:style-name="P16">Destinated Port(DP): 连接到DB的端口；</text:p>
        </text:list-item>
      </text:list>
      <text:p text:style-name="P2">NB: </text:p>
      <text:list text:style-name="L11">
        <text:list-item>
          <text:p text:style-name="P17">如存在多选择，会按照各优先级或某ID再决定唯一者；</text:p>
        </text:list-item>
        <text:list-item>
          <text:p text:style-name="P17">RB中没有RP，所有端口为DP；</text:p>
        </text:list-item>
        <text:list-item>
          <text:p text:style-name="P17">DB中的非RP，DP端口则为Backup Port(BP);</text:p>
        </text:list-item>
        <text:list-item>
          <text:p text:style-name="P17">非DB中的非RP，DP端口则为Alternate Port(AP);</text:p>
        </text:list-item>
        <text:list-item>
          <text:p text:style-name="P17">每个网络中有一个RB;</text:p>
        </text:list-item>
        <text:list-item>
          <text:p text:style-name="P17">每个网段有一个DP;</text:p>
        </text:list-item>
        <text:list-item>
          <text:p text:style-name="P17">每个非根桥有一个RP;</text:p>
        </text:list-item>
      </text:list>
      <text:p text:style-name="P2"/>
      <text:p text:style-name="P2">BPDUs Type: </text:p>
      <text:list text:style-name="L12">
        <text:list-item>
          <text:p text:style-name="P18">Configuration BPDU – 仅从DP发送；</text:p>
        </text:list-item>
        <text:list-item>
          <text:p text:style-name="P18">TCN (Topology Change Notification) BPDU </text:p>
        </text:list-item>
        <text:list-item>
          <text:p text:style-name="P18">RST BPDU (RSTP only)</text:p>
        </text:list-item>
      </text:list>
      <text:p text:style-name="P2">NB - 桥收到BPDU不转发，但会使用BPDU的优先级向量，更新本身端口信息（优先级高的情况下）；如果发生拓扑结构变化，会生成BPDU发送给下级（连接到该指定端口的桥）。</text:p>
      <text:p text:style-name="P2"/>
      <text:p text:style-name="P2"/>
      <text:p text:style-name="P2">生成树信息变更：</text:p>
      <text:list text:style-name="L13">
        <text:list-item>
          <text:p text:style-name="P19">新树信息快速散播；</text:p>
        </text:list-item>
        <text:list-item>
          <text:p text:style-name="P19">防止风暴，使用 message age 和 maximum age.</text:p>
        </text:list-item>
        <text:list-item>
          <text:p text:style-name="P19">MAC 参数变化(MAC_Operational) 和 MAC component 失败无法获知的情况下，需要有个超时。</text:p>
        </text:list-item>
      </text:list>
      <text:p text:style-name="P2"/>
      <text:p text:style-name="P2">端口状态变更：</text:p>
      <text:p text:style-name="P2"><text:tab/>To discarding: 无成环风险；</text:p>
      <text:p text:style-name="P2"><text:tab/>To forwarding</text:p>
      <text:list text:style-name="L14">
        <text:list-item>
          <text:p text:style-name="P20">经过足够时间后（整棵树状态更新完毕），或者</text:p>
        </text:list-item>
        <text:list-item>
          <text:p text:style-name="P20">Port现在是RP,并且该桥其他端口曾经是RP并且现在不是并且也不会是FORWARDING。</text:p>
        </text:list-item>
      </text:list>
      <text:p text:style-name="P21">RSTP(Rapid Spanning Tree Protocol)</text:p>
      <text:p text:style-name="P2"/>
      <text:p text:style-name="P2"/>
      <text:p text:style-name="P2"/>
      <text:p text:style-name="P2"/>
      <text:p text:style-name="P2"/>
      <text:p text:style-name="P2"/>
      <text:p text:style-name="P2"><text:tab/></text:p>
      <text:p text:style-name="P2"/>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22">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5">网管u家u.bitscn@com</text:span> </text:p>
      <text:p text:style-name="Standard"><text:span text:style-name="T4">　　当拓扑发生变化，新的配置消息要经过一定的时延才能传播到整个</text:span><text:a xlink:type="simple" xlink:href="http://www.bitscn.com/network/"><text:span text:style-name="T6">网络</text:span></text:a><text:span text:style-name="T4">，这个时延称为Forward Delay，</text:span><text:a xlink:type="simple" xlink:href="http://www.bitscn.com/network/protocol/"><text:span text:style-name="T6">协议</text:span></text:a><text:span text:style-name="T4">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4">　　为了解决STP</text:span><text:a xlink:type="simple" xlink:href="http://www.bitscn.com/network/protocol/"><text:span text:style-name="T6">协议</text:span></text:a><text:span text:style-name="T4">的这个缺陷，在世纪之初IEEE推出了802.1w标准，作为对802.1D标准的补充。在IEEE 802.1w标准里定义了快速生成树</text:span><text:a xlink:type="simple" xlink:href="http://www.bitscn.com/network/protocol/"><text:span text:style-name="T6">协议</text:span></text:a><text:span text:style-name="T4">RSTP（Rapid Spanning Tree Protocol）。RSTP</text:span><text:a xlink:type="simple" xlink:href="http://www.bitscn.com/network/protocol/"><text:span text:style-name="T6">协议</text:span></text:a><text:span text:style-name="T4">在STP</text:span><text:a xlink:type="simple" xlink:href="http://www.bitscn.com/network/protocol/"><text:span text:style-name="T6">协议</text:span></text:a><text:span text:style-name="T4">基础上做了三点重要改进，使得收敛速度快得多（最快1秒以内）。 </text:span><text:span text:style-name="T7">网管网www.bitscn.com</text:span><text:span text:style-name="T4">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4">　　可见，RSTP</text:span><text:a xlink:type="simple" xlink:href="http://www.bitscn.com/network/protocol/"><text:span text:style-name="T6">协议</text:span></text:a><text:span text:style-name="T4">相对于STP</text:span><text:a xlink:type="simple" xlink:href="http://www.bitscn.com/network/protocol/"><text:span text:style-name="T6">协议</text:span></text:a><text:span text:style-name="T4">的确改进了很多。为了支持这些改进，BPDU的格式做了一些修改，但RSTP</text:span><text:a xlink:type="simple" xlink:href="http://www.bitscn.com/network/protocol/"><text:span text:style-name="T6">协议</text:span></text:a><text:span text:style-name="T4">仍然向下兼容STP</text:span><text:a xlink:type="simple" xlink:href="http://www.bitscn.com/network/protocol/"><text:span text:style-name="T6">协议</text:span></text:a><text:span text:style-name="T4">，可以混合组网。虽然如此，RSTP和STP一样同属于单生成树SST（SingleSpanning Tree），有它自身的诸多缺陷，主要表现在三个方面。 </text:span><text:span text:style-name="T7">网管联盟bitsCN@com</text:span><text:span text:style-name="T4"> </text:span></text:p>
      <text:p text:style-name="Standard"><text:span text:style-name="T4">　　第一点缺陷：由于整个交换</text:span><text:a xlink:type="simple" xlink:href="http://www.bitscn.com/network/"><text:span text:style-name="T6">网络</text:span></text:a><text:span text:style-name="T4">只有一棵生成树，在</text:span><text:a xlink:type="simple" xlink:href="http://www.bitscn.com/network/"><text:span text:style-name="T6">网络</text:span></text:a><text:span text:style-name="T4">规模比较大的时候会导致较长的收敛时间，拓扑改变的影响面也较大。 </text:span><text:span text:style-name="T7">网管网www.bitscn.com</text:span><text:span text:style-name="T4"> </text:span></text:p>
      <text:p text:style-name="Standard"><text:span text:style-name="T4">　　第二点缺陷：在</text:span><text:a xlink:type="simple" xlink:href="http://www.bitscn.com/network/"><text:span text:style-name="T6">网络</text:span></text:a><text:span text:style-name="T4">结构对称的情况下，单生成树也没什么大碍。但是，在</text:span><text:a xlink:type="simple" xlink:href="http://www.bitscn.com/network/"><text:span text:style-name="T6">网络</text:span></text:a><text:span text:style-name="T4">结构不对称的时候，单生成树就会影响</text:span><text:a xlink:type="simple" xlink:href="http://www.bitscn.com/network/"><text:span text:style-name="T6">网络</text:span></text:a><text:span text:style-name="T4">的连通性。 </text:span><text:span text:style-name="T7">网管下载dl.bitscn.com</text:span><text:span text:style-name="T4"> </text:span></text:p>
      <text:p text:style-name="P2">　　第三点缺陷：当链路被阻塞后将不承载任何流量，造成了带宽的极大浪费，这在环行城域网的情况下比较明显。 </text:p>
      <text:p text:style-name="Standard"><text:span text:style-name="T4">　　这些缺陷都是单生成树SST无法克服的，于是支持VLAN的多生成树</text:span><text:a xlink:type="simple" xlink:href="http://www.bitscn.com/network/protocol/"><text:span text:style-name="T6">协议</text:span></text:a><text:span text:style-name="T4">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15">
        <text:list-item>
          <text:p text:style-name="P23">当端口进入 FORWARDING，并且网桥至少有一个指定端口。</text:p>
        </text:list-item>
        <text:list-item>
          <text:p text:style-name="P23">当端口从 FORWARDING 或 LEARNING 状态进入 BLOCKING</text:p>
        </text:list-item>
        <text:list-item>
          <text:p text:style-name="P23">当指定端口收到 TCN BPDU，会转发给根桥()</text:p>
        </text:list-item>
      </text:list>
      <text:p text:style-name="P2"/>
      <text:p text:style-name="P2">BPDU 发送特性：</text:p>
      <text:list text:style-name="L16">
        <text:list-item>
          <text:p text:style-name="P24">TCN BPDU 仅从根端口发出， CONFIG_BPDU 仅从指定端口发出(kernel初始化端口都是指定端口)</text:p>
        </text:list-item>
        <text:list-item>
          <text:p text:style-name="P24">TCN BPDU 发往根桥方向</text:p>
        </text:list-item>
        <text:list-item>
          <text:p text:style-name="P24">TCN BPDU 使用可靠机制发送给根桥，当网桥发送 TCN BPDU，会持续按照 HELLO TIMER间隔发送 TCN BPDU， 直到收到上级的带确认标识(TCA)的CONFIG BPDU。</text:p>
        </text:list-item>
        <text:list-item>
          <text:p text:style-name="P24">TCN BPDU 只在拓扑改变时发送。</text:p>
        </text:list-item>
      </text:list>
      <text:p text:style-name="P2"/>
      <text:p text:style-name="P2"/>
      <text:p text:style-name="P2">http://hi.baidu.com/zuoyingtm/blog/item/a18bbd13b6e9e3846438db51.html</text:p>
      <text:p text:style-name="P25"/>
      <text:p text:style-name="P26">--VITESSE GROCX BOARD--</text:p>
      <text:p text:style-name="P10"/>
      <text:p text:style-name="P27">4.2.3 This implies that BPDUs are terminated by the switch-core.</text:p>
      <text:p text:style-name="P2"/>
      <text:p text:style-name="P10">Analyzer Configurations for RSTP Support:</text:p>
      <text:p text:style-name="P2"><text:tab/></text:p>
      <text:p text:style-name="P2"><text:tab/>SRCMASKS / AGGRMSKS / LEARNMASK / CAPENAB.BPDU / CAPQUEUE.BPDU_Q</text:p>
      <text:p text:style-name="P2"><text:tab/></text:p>
      <text:p text:style-name="P10">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10">RSP Port State Configuration for Port p (配置例子:Table-110)</text:p>
      <text:p text:style-name="P2"><text:tab/>内核配置 switch port的状态。所有 BPDU转发到CPU处理， switch不处理。</text:p>
      <text:p text:style-name="P2"/>
      <text:p text:style-name="P10">BPDU 在哪产生？</text:p>
      <text:p text:style-name="P10"><text:tab/><text:span text:style-name="T2">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3T18:22:44</dc:date>
    <dc:language>en-US</dc:language>
    <meta:editing-cycles>143</meta:editing-cycles>
    <meta:editing-duration>PT16H45M44S</meta:editing-duration>
    <meta:user-defined meta:name="Info 1"/>
    <meta:user-defined meta:name="Info 2"/>
    <meta:user-defined meta:name="Info 3"/>
    <meta:user-defined meta:name="Info 4"/>
    <meta:document-statistic meta:table-count="0" meta:image-count="0" meta:object-count="0" meta:page-count="5" meta:paragraph-count="127" meta:word-count="1377" meta:character-count="4927"/>
  </office:meta>
</office:document-meta>
</file>